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8">
            <text:p>18.09.11</text:p>
          </table:table-cell>
          <table:table-cell table:style-name="ce9" office:value-type="time" office:time-value="PT19H00M00S">
            <text:p>19:00</text:p>
          </table:table-cell>
          <table:table-cell table:style-name="ce11" office:value-type="float" office:value="5">
            <text:p>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01">
            <text:p>01.11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22">
            <text:p>22.11.11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2-27">
            <text:p>27.12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1-03">
            <text:p>03.01.12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1">
            <text:p>1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3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.01.2012</text:date>, <text:time>17:08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1-03T17:08:10.52</dc:date>
    <meta:print-date>1969-12-31T16:00:00Z</meta:print-date>
    <meta:editing-cycles>38</meta:editing-cycles>
    <meta:editing-duration>PT00H10M49S</meta:editing-duration>
    <meta:document-statistic meta:table-count="3" meta:cell-count="105" meta:object-count="0"/>
  </office:meta>
</office:document-meta>
</file>